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Angebote und Preise">
        <table:table-row>
          <table:table-cell office:value-type="string">
            <text:p>Name</text:p>
          </table:table-cell>
          <table:table-cell office:value-type="string">
            <text:p>Modell</text:p>
          </table:table-cell>
          <table:table-cell office:value-type="string">
            <text:p>Preis</text:p>
          </table:table-cell>
          <table:table-cell office:value-type="string">
            <text:p>Preis/Frame</text:p>
          </table:table-cell>
        </table:table-row>
        <table:table-row>
          <table:table-cell office:value-type="string">
            <text:p>12GB MSI Radeon RX 6750 XT MECH 2X OC DDR6 retail</text:p>
          </table:table-cell>
          <table:table-cell office:value-type="string">
            <text:p>RX 6750 XT</text:p>
          </table:table-cell>
          <table:table-cell office:value-type="float" office:value="488.58">
            <text:p>488.58</text:p>
          </table:table-cell>
          <table:table-cell office:value-type="float" office:value="7.080869565217391">
            <text:p>7.080869565217391</text:p>
          </table:table-cell>
        </table:table-row>
        <table:table-row>
          <table:table-cell office:value-type="string">
            <text:p>20GB MSI Radeon RX 7900 XT Gaming Trio Classic Aktiv PCIe 4.0 x16 (Retail)</text:p>
          </table:table-cell>
          <table:table-cell office:value-type="string">
            <text:p>RX 7900 XT</text:p>
          </table:table-cell>
          <table:table-cell office:value-type="float" office:value="1039.0">
            <text:p>1039.0</text:p>
          </table:table-cell>
          <table:table-cell office:value-type="float" office:value="8.805084745762711">
            <text:p>8.805084745762711</text:p>
          </table:table-cell>
        </table:table-row>
        <table:table-row>
          <table:table-cell office:value-type="string">
            <text:p>8GB MSI Radeon RX 6650 XT GAMING X 8G DDR6 3xDP/HDMI retail</text:p>
          </table:table-cell>
          <table:table-cell office:value-type="string">
            <text:p>RX 6650 XT</text:p>
          </table:table-cell>
          <table:table-cell office:value-type="float" office:value="338.99">
            <text:p>338.99</text:p>
          </table:table-cell>
          <table:table-cell office:value-type="float" office:value="6.918163265306123">
            <text:p>6.918163265306123</text:p>
          </table:table-cell>
        </table:table-row>
        <table:table-row>
          <table:table-cell office:value-type="string">
            <text:p>20GB XFX Radeon RX 7900 XT Speedster MERC 310 Black Edition Aktiv PCIe 4.0 x16 (Retail)</text:p>
          </table:table-cell>
          <table:table-cell office:value-type="string">
            <text:p>RX 7900 XT</text:p>
          </table:table-cell>
          <table:table-cell office:value-type="float" office:value="989.0">
            <text:p>989.0</text:p>
          </table:table-cell>
          <table:table-cell office:value-type="float" office:value="8.38135593220339">
            <text:p>8.38135593220339</text:p>
          </table:table-cell>
        </table:table-row>
        <table:table-row>
          <table:table-cell office:value-type="string">
            <text:p>20GB XFX Radeon RX 7900 XT Speedster MERC 310 Aktiv PCIe 4.0 x16 (Retail)</text:p>
          </table:table-cell>
          <table:table-cell office:value-type="string">
            <text:p>RX 7900 XT</text:p>
          </table:table-cell>
          <table:table-cell office:value-type="float" office:value="939.0">
            <text:p>939.0</text:p>
          </table:table-cell>
          <table:table-cell office:value-type="float" office:value="7.9576271186440675">
            <text:p>7.9576271186440675</text:p>
          </table:table-cell>
        </table:table-row>
        <table:table-row>
          <table:table-cell office:value-type="string">
            <text:p>16GB XFX Radeon RX 6800XT Speedster MERC319 GAMING DDR6 (Retail)</text:p>
          </table:table-cell>
          <table:table-cell office:value-type="string">
            <text:p>RX 6800 XT</text:p>
          </table:table-cell>
          <table:table-cell office:value-type="float" office:value="624.0">
            <text:p>624.0</text:p>
          </table:table-cell>
          <table:table-cell office:value-type="float" office:value="6.638297872340425">
            <text:p>6.638297872340425</text:p>
          </table:table-cell>
        </table:table-row>
        <table:table-row>
          <table:table-cell office:value-type="string">
            <text:p>16GB XFX Radeon RX 6900 XT MERC319 BLACK GAMING DDR6 Triple-Fan Retail</text:p>
          </table:table-cell>
          <table:table-cell office:value-type="string">
            <text:p>RX 6900 XT</text:p>
          </table:table-cell>
          <table:table-cell office:value-type="float" office:value="729.0">
            <text:p>729.0</text:p>
          </table:table-cell>
          <table:table-cell office:value-type="float" office:value="7.29">
            <text:p>7.29</text:p>
          </table:table-cell>
        </table:table-row>
        <table:table-row>
          <table:table-cell office:value-type="string">
            <text:p>12GB PowerColor Radeon RX 6700 XT Fighter DDR6 Retail</text:p>
          </table:table-cell>
          <table:table-cell office:value-type="string">
            <text:p>RX 6700 XT</text:p>
          </table:table-cell>
          <table:table-cell office:value-type="float" office:value="399.0">
            <text:p>399.0</text:p>
          </table:table-cell>
          <table:table-cell office:value-type="float" office:value="6.138461538461539">
            <text:p>6.138461538461539</text:p>
          </table:table-cell>
        </table:table-row>
        <table:table-row>
          <table:table-cell office:value-type="string">
            <text:p>24GB XFX Radeon RX 7900 XTX MERC310 Black Edition DDR6 (Retail)</text:p>
          </table:table-cell>
          <table:table-cell office:value-type="string">
            <text:p>RX 7900 XTX</text:p>
          </table:table-cell>
          <table:table-cell office:value-type="float" office:value="1178.0">
            <text:p>1178.0</text:p>
          </table:table-cell>
          <table:table-cell office:value-type="float" office:value="8.295774647887324">
            <text:p>8.295774647887324</text:p>
          </table:table-cell>
        </table:table-row>
        <table:table-row>
          <table:table-cell office:value-type="string">
            <text:p>12GB XFX Radeon RX 6700 XT SWFT309 GAMING Retail</text:p>
          </table:table-cell>
          <table:table-cell office:value-type="string">
            <text:p>RX 6700 XT</text:p>
          </table:table-cell>
          <table:table-cell office:value-type="float" office:value="429.0">
            <text:p>429.0</text:p>
          </table:table-cell>
          <table:table-cell office:value-type="float" office:value="6.6">
            <text:p>6.6</text:p>
          </table:table-cell>
        </table:table-row>
        <table:table-row>
          <table:table-cell office:value-type="string">
            <text:p>20GB Powercolor Radeon RX 7900XT OC Hellhound DDR6 retail</text:p>
          </table:table-cell>
          <table:table-cell office:value-type="string">
            <text:p>RX 7900 XT</text:p>
          </table:table-cell>
          <table:table-cell office:value-type="float" office:value="979.0">
            <text:p>979.0</text:p>
          </table:table-cell>
          <table:table-cell office:value-type="float" office:value="8.296610169491526">
            <text:p>8.296610169491526</text:p>
          </table:table-cell>
        </table:table-row>
        <table:table-row>
          <table:table-cell office:value-type="string">
            <text:p>16GB XFX Radeon RX 6950 XT Speedster MERC BLACK GAMING DDR6 Tri retail</text:p>
          </table:table-cell>
          <table:table-cell office:value-type="string">
            <text:p>RX 6950 XT</text:p>
          </table:table-cell>
          <table:table-cell office:value-type="float" office:value="799.0">
            <text:p>799.0</text:p>
          </table:table-cell>
          <table:table-cell office:value-type="float" office:value="7.609523809523809">
            <text:p>7.609523809523809</text:p>
          </table:table-cell>
        </table:table-row>
        <table:table-row>
          <table:table-cell office:value-type="string">
            <text:p>20GB Sapphire Radeon RX 7900 XT Pulse Gaming OC GDDR6 2xHD/DP (Retail)</text:p>
          </table:table-cell>
          <table:table-cell office:value-type="string">
            <text:p>RX 7900 XT</text:p>
          </table:table-cell>
          <table:table-cell office:value-type="float" office:value="985.0">
            <text:p>985.0</text:p>
          </table:table-cell>
          <table:table-cell office:value-type="float" office:value="8.347457627118644">
            <text:p>8.347457627118644</text:p>
          </table:table-cell>
        </table:table-row>
        <table:table-row>
          <table:table-cell office:value-type="string">
            <text:p>24GB ASRock Radeon RX 7900 XTX Phantom Gaming DDR6 retail</text:p>
          </table:table-cell>
          <table:table-cell office:value-type="string">
            <text:p>RX 7900 XTX</text:p>
          </table:table-cell>
          <table:table-cell office:value-type="float" office:value="1149.0">
            <text:p>1149.0</text:p>
          </table:table-cell>
          <table:table-cell office:value-type="float" office:value="8.091549295774648">
            <text:p>8.091549295774648</text:p>
          </table:table-cell>
        </table:table-row>
        <table:table-row>
          <table:table-cell office:value-type="string">
            <text:p>8GB XFX Radeon RX 6600 SWFT210 Core Gaming DDR6 3xDP/HDMI Retail</text:p>
          </table:table-cell>
          <table:table-cell office:value-type="string">
            <text:p>RX 6600</text:p>
          </table:table-cell>
          <table:table-cell office:value-type="float" office:value="267.0">
            <text:p>267.0</text:p>
          </table:table-cell>
          <table:table-cell office:value-type="float" office:value="6.512195121951219">
            <text:p>6.512195121951219</text:p>
          </table:table-cell>
        </table:table-row>
        <table:table-row>
          <table:table-cell office:value-type="string">
            <text:p>20GB XFX Radeon RX 7900 XT AMD Edition Aktiv PCIe 4.0 x16 (Retail)</text:p>
          </table:table-cell>
          <table:table-cell office:value-type="string">
            <text:p>RX 7900 XT</text:p>
          </table:table-cell>
          <table:table-cell office:value-type="float" office:value="899.0">
            <text:p>899.0</text:p>
          </table:table-cell>
          <table:table-cell office:value-type="float" office:value="7.61864406779661">
            <text:p>7.61864406779661</text:p>
          </table:table-cell>
        </table:table-row>
        <table:table-row>
          <table:table-cell office:value-type="string">
            <text:p>4GB ASRock Radeon RX 6400 CLI ITX retail</text:p>
          </table:table-cell>
          <table:table-cell office:value-type="string">
            <text:p>RX 6400</text:p>
          </table:table-cell>
          <table:table-cell office:value-type="float" office:value="169.96">
            <text:p>169.96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20GB Sapphire Radeon RX7900XT Nitro+ Gaming OC GDDR6 2xHD/DP</text:p>
          </table:table-cell>
          <table:table-cell office:value-type="string">
            <text:p>RX 7900 XT</text:p>
          </table:table-cell>
          <table:table-cell office:value-type="float" office:value="1089.0">
            <text:p>1089.0</text:p>
          </table:table-cell>
          <table:table-cell office:value-type="float" office:value="9.228813559322035">
            <text:p>9.228813559322035</text:p>
          </table:table-cell>
        </table:table-row>
        <table:table-row>
          <table:table-cell office:value-type="string">
            <text:p>16GB Sapphire Radeon RX 6800 PULSE OC Gaming Retail</text:p>
          </table:table-cell>
          <table:table-cell office:value-type="string">
            <text:p>RX 6800</text:p>
          </table:table-cell>
          <table:table-cell office:value-type="float" office:value="575.0">
            <text:p>575.0</text:p>
          </table:table-cell>
          <table:table-cell office:value-type="float" office:value="7.2784810126582276">
            <text:p>7.2784810126582276</text:p>
          </table:table-cell>
        </table:table-row>
        <table:table-row>
          <table:table-cell office:value-type="string">
            <text:p>8GB ASRock Radeon RX 6600 CLD Challenger D Retail</text:p>
          </table:table-cell>
          <table:table-cell office:value-type="string">
            <text:p>RX 6600</text:p>
          </table:table-cell>
          <table:table-cell office:value-type="float" office:value="279.89">
            <text:p>279.89</text:p>
          </table:table-cell>
          <table:table-cell office:value-type="float" office:value="6.826585365853658">
            <text:p>6.826585365853658</text:p>
          </table:table-cell>
        </table:table-row>
        <table:table-row>
          <table:table-cell office:value-type="string">
            <text:p>8GB PowerColor Radeon RX 6600 Fighter Retail</text:p>
          </table:table-cell>
          <table:table-cell office:value-type="string">
            <text:p>RX 6600</text:p>
          </table:table-cell>
          <table:table-cell office:value-type="float" office:value="262.0">
            <text:p>262.0</text:p>
          </table:table-cell>
          <table:table-cell office:value-type="float" office:value="6.390243902439025">
            <text:p>6.390243902439025</text:p>
          </table:table-cell>
        </table:table-row>
        <table:table-row>
          <table:table-cell office:value-type="string">
            <text:p>20GB PowerColor Radeon RX 7900 XT Red Devil OC retail</text:p>
          </table:table-cell>
          <table:table-cell office:value-type="string">
            <text:p>RX 7900 XT</text:p>
          </table:table-cell>
          <table:table-cell office:value-type="float" office:value="1048.0">
            <text:p>1048.0</text:p>
          </table:table-cell>
          <table:table-cell office:value-type="float" office:value="8.88135593220339">
            <text:p>8.88135593220339</text:p>
          </table:table-cell>
        </table:table-row>
        <table:table-row>
          <table:table-cell office:value-type="string">
            <text:p>12GB PowerColor Radeon RX 6750 XT Red Devil OC retail</text:p>
          </table:table-cell>
          <table:table-cell office:value-type="string">
            <text:p>RX 6750 XT</text:p>
          </table:table-cell>
          <table:table-cell office:value-type="float" office:value="498.0">
            <text:p>498.0</text:p>
          </table:table-cell>
          <table:table-cell office:value-type="float" office:value="7.217391304347826">
            <text:p>7.217391304347826</text:p>
          </table:table-cell>
        </table:table-row>
        <table:table-row>
          <table:table-cell office:value-type="string">
            <text:p>12GB ASRock Radeon RX 6700 XT Challenger 12G (Retail)</text:p>
          </table:table-cell>
          <table:table-cell office:value-type="string">
            <text:p>RX 6700 XT</text:p>
          </table:table-cell>
          <table:table-cell office:value-type="float" office:value="399.0">
            <text:p>399.0</text:p>
          </table:table-cell>
          <table:table-cell office:value-type="float" office:value="6.138461538461539">
            <text:p>6.138461538461539</text:p>
          </table:table-cell>
        </table:table-row>
        <table:table-row>
          <table:table-cell office:value-type="string">
            <text:p>12GB Sapphire Radeon RX 6700 XT PULSE HDMI/3xDP Retail</text:p>
          </table:table-cell>
          <table:table-cell office:value-type="string">
            <text:p>RX 6700 XT</text:p>
          </table:table-cell>
          <table:table-cell office:value-type="float" office:value="424.78">
            <text:p>424.78</text:p>
          </table:table-cell>
          <table:table-cell office:value-type="float" office:value="6.535076923076923">
            <text:p>6.535076923076923</text:p>
          </table:table-cell>
        </table:table-row>
        <table:table-row>
          <table:table-cell office:value-type="string">
            <text:p>24GB ASRock Radeon RX 7900 XTX Taichi OC DDR6 (Retail)</text:p>
          </table:table-cell>
          <table:table-cell office:value-type="string">
            <text:p>RX 7900 XTX</text:p>
          </table:table-cell>
          <table:table-cell office:value-type="float" office:value="1279.0">
            <text:p>1279.0</text:p>
          </table:table-cell>
          <table:table-cell office:value-type="float" office:value="9.007042253521126">
            <text:p>9.007042253521126</text:p>
          </table:table-cell>
        </table:table-row>
        <table:table-row>
          <table:table-cell office:value-type="string">
            <text:p>12GB XFX Radeon RX 6750 XT QICK319 DDR6 Ultra Gaming retail</text:p>
          </table:table-cell>
          <table:table-cell office:value-type="string">
            <text:p>RX 6750 XT</text:p>
          </table:table-cell>
          <table:table-cell office:value-type="float" office:value="474.0">
            <text:p>474.0</text:p>
          </table:table-cell>
          <table:table-cell office:value-type="float" office:value="6.869565217391305">
            <text:p>6.869565217391305</text:p>
          </table:table-cell>
        </table:table-row>
        <table:table-row>
          <table:table-cell office:value-type="string">
            <text:p>24GB Powercolor Radeon RX 7900 XTX OC Hellhound DDR6</text:p>
          </table:table-cell>
          <table:table-cell office:value-type="string">
            <text:p>RX 7900 XTX</text:p>
          </table:table-cell>
          <table:table-cell office:value-type="float" office:value="1149.0">
            <text:p>1149.0</text:p>
          </table:table-cell>
          <table:table-cell office:value-type="float" office:value="8.091549295774648">
            <text:p>8.091549295774648</text:p>
          </table:table-cell>
        </table:table-row>
        <table:table-row>
          <table:table-cell office:value-type="string">
            <text:p>4GB ASRock Radeon RX 6500 XT Phantom Gaming D OC Retail</text:p>
          </table:table-cell>
          <table:table-cell office:value-type="string">
            <text:p>RX 6500 XT</text:p>
          </table:table-cell>
          <table:table-cell office:value-type="float" office:value="168.99">
            <text:p>168.99</text:p>
          </table:table-cell>
          <table:table-cell office:value-type="float" office:value="7.681363636363637">
            <text:p>7.681363636363637</text:p>
          </table:table-cell>
        </table:table-row>
        <table:table-row>
          <table:table-cell office:value-type="string">
            <text:p>20GB ASRock Radeon RX 7900 XT Phantom Gaming DDR6</text:p>
          </table:table-cell>
          <table:table-cell office:value-type="string">
            <text:p>RX 7900 XT</text:p>
          </table:table-cell>
          <table:table-cell office:value-type="float" office:value="998.0">
            <text:p>998.0</text:p>
          </table:table-cell>
          <table:table-cell office:value-type="float" office:value="8.457627118644067">
            <text:p>8.457627118644067</text:p>
          </table:table-cell>
        </table:table-row>
        <table:table-row>
          <table:table-cell office:value-type="string">
            <text:p>8GB ASRock Radeon RX 6600 XT Challenger D 8GB OC Retail</text:p>
          </table:table-cell>
          <table:table-cell office:value-type="string">
            <text:p>RX 6600 XT</text:p>
          </table:table-cell>
          <table:table-cell office:value-type="float" office:value="315.83">
            <text:p>315.83</text:p>
          </table:table-cell>
          <table:table-cell office:value-type="float" office:value="6.865869565217391">
            <text:p>6.865869565217391</text:p>
          </table:table-cell>
        </table:table-row>
        <table:table-row>
          <table:table-cell office:value-type="string">
            <text:p>8GB ASRock Radeon RX 6650 XT CLD 8GO retail</text:p>
          </table:table-cell>
          <table:table-cell office:value-type="string">
            <text:p>RX 6650 XT</text:p>
          </table:table-cell>
          <table:table-cell office:value-type="float" office:value="339.6">
            <text:p>339.6</text:p>
          </table:table-cell>
          <table:table-cell office:value-type="float" office:value="6.93061224489796">
            <text:p>6.93061224489796</text:p>
          </table:table-cell>
        </table:table-row>
        <table:table-row>
          <table:table-cell office:value-type="string">
            <text:p>12GB Gigabyte Radeon RX 6750 XT Aorus Elite 12G 2x HDMI, 2x DP</text:p>
          </table:table-cell>
          <table:table-cell office:value-type="string">
            <text:p>RX 6750 XT</text:p>
          </table:table-cell>
          <table:table-cell office:value-type="float" office:value="468.0">
            <text:p>468.0</text:p>
          </table:table-cell>
          <table:table-cell office:value-type="float" office:value="6.782608695652174">
            <text:p>6.782608695652174</text:p>
          </table:table-cell>
        </table:table-row>
        <table:table-row>
          <table:table-cell office:value-type="string">
            <text:p>24GB Sapphire Radeon RX 7900 XTX Pulse Gaming OC (Retail)</text:p>
          </table:table-cell>
          <table:table-cell office:value-type="string">
            <text:p>RX 7900 XTX</text:p>
          </table:table-cell>
          <table:table-cell office:value-type="float" office:value="1189.98">
            <text:p>1189.98</text:p>
          </table:table-cell>
          <table:table-cell office:value-type="float" office:value="8.380140845070423">
            <text:p>8.380140845070423</text:p>
          </table:table-cell>
        </table:table-row>
        <table:table-row>
          <table:table-cell office:value-type="string">
            <text:p>8GB XFX Radeon RX 6650 XT MERC308 Black GAMING retail</text:p>
          </table:table-cell>
          <table:table-cell office:value-type="string">
            <text:p>RX 6650 XT</text:p>
          </table:table-cell>
          <table:table-cell office:value-type="float" office:value="349.0">
            <text:p>349.0</text:p>
          </table:table-cell>
          <table:table-cell office:value-type="float" office:value="7.122448979591836">
            <text:p>7.122448979591836</text:p>
          </table:table-cell>
        </table:table-row>
        <table:table-row>
          <table:table-cell office:value-type="string">
            <text:p>20GB PowerColor Radeon RX 7900 XT AMD Edition Aktiv PCIe 4.0 x16 (Retail)</text:p>
          </table:table-cell>
          <table:table-cell office:value-type="string">
            <text:p>RX 7900 XT</text:p>
          </table:table-cell>
          <table:table-cell office:value-type="float" office:value="899.0">
            <text:p>899.0</text:p>
          </table:table-cell>
          <table:table-cell office:value-type="float" office:value="7.61864406779661">
            <text:p>7.61864406779661</text:p>
          </table:table-cell>
        </table:table-row>
        <table:table-row>
          <table:table-cell office:value-type="string">
            <text:p>16GB Sapphire Radeon RX 6950XT GAMING OC Nitro+ GDDR6 HDMI Retail</text:p>
          </table:table-cell>
          <table:table-cell office:value-type="string">
            <text:p>RX 6950 XT</text:p>
          </table:table-cell>
          <table:table-cell office:value-type="float" office:value="818.99">
            <text:p>818.99</text:p>
          </table:table-cell>
          <table:table-cell office:value-type="float" office:value="7.799904761904762">
            <text:p>7.799904761904762</text:p>
          </table:table-cell>
        </table:table-row>
        <table:table-row>
          <table:table-cell office:value-type="string">
            <text:p>12GB ASRock Radeon RX 6700 XT Challenger PRO 12G OC Retail</text:p>
          </table:table-cell>
          <table:table-cell office:value-type="string">
            <text:p>RX 6700 XT</text:p>
          </table:table-cell>
          <table:table-cell office:value-type="float" office:value="475.61">
            <text:p>475.61</text:p>
          </table:table-cell>
          <table:table-cell office:value-type="float" office:value="7.3170769230769235">
            <text:p>7.3170769230769235</text:p>
          </table:table-cell>
        </table:table-row>
        <table:table-row>
          <table:table-cell office:value-type="string">
            <text:p>8GB PowerColor Radeon RX 6650 XT Hellhound Spectral White retail</text:p>
          </table:table-cell>
          <table:table-cell office:value-type="string">
            <text:p>RX 6650 XT</text:p>
          </table:table-cell>
          <table:table-cell office:value-type="float" office:value="361.72">
            <text:p>361.72</text:p>
          </table:table-cell>
          <table:table-cell office:value-type="float" office:value="7.382040816326531">
            <text:p>7.382040816326531</text:p>
          </table:table-cell>
        </table:table-row>
        <table:table-row>
          <table:table-cell office:value-type="string">
            <text:p>20GB Sapphire Radeon RX 7900 XT Gaming GDDR6 HDMI/2xDP retail</text:p>
          </table:table-cell>
          <table:table-cell office:value-type="string">
            <text:p>RX 7900 XT</text:p>
          </table:table-cell>
          <table:table-cell office:value-type="float" office:value="898.0">
            <text:p>898.0</text:p>
          </table:table-cell>
          <table:table-cell office:value-type="float" office:value="7.610169491525424">
            <text:p>7.610169491525424</text:p>
          </table:table-cell>
        </table:table-row>
        <table:table-row>
          <table:table-cell office:value-type="string">
            <text:p>8GB PowerColor Radeon RX 6650 XT Hellhound OC retail</text:p>
          </table:table-cell>
          <table:table-cell office:value-type="string">
            <text:p>RX 6650 XT</text:p>
          </table:table-cell>
          <table:table-cell office:value-type="float" office:value="344.93">
            <text:p>344.93</text:p>
          </table:table-cell>
          <table:table-cell office:value-type="float" office:value="7.039387755102041">
            <text:p>7.039387755102041</text:p>
          </table:table-cell>
        </table:table-row>
        <table:table-row>
          <table:table-cell office:value-type="string">
            <text:p>8GB XFX Radeon RX 6650 XT QICK308 Ultra GAMING retail</text:p>
          </table:table-cell>
          <table:table-cell office:value-type="string">
            <text:p>RX 6650 XT</text:p>
          </table:table-cell>
          <table:table-cell office:value-type="float" office:value="339.0">
            <text:p>339.0</text:p>
          </table:table-cell>
          <table:table-cell office:value-type="float" office:value="6.918367346938775">
            <text:p>6.918367346938775</text:p>
          </table:table-cell>
        </table:table-row>
        <table:table-row>
          <table:table-cell office:value-type="string">
            <text:p>16GB PowerColor Radeon RX 6800 XT Red Dragon DDR6 Retail</text:p>
          </table:table-cell>
          <table:table-cell office:value-type="string">
            <text:p>RX 6800 XT</text:p>
          </table:table-cell>
          <table:table-cell office:value-type="float" office:value="1006.78">
            <text:p>1006.78</text:p>
          </table:table-cell>
          <table:table-cell office:value-type="float" office:value="10.710425531914893">
            <text:p>10.710425531914893</text:p>
          </table:table-cell>
        </table:table-row>
        <table:table-row>
          <table:table-cell office:value-type="string">
            <text:p>4GB Sapphire Radeon RX 6400 PULSE GAMING HDMI DP LP Retail</text:p>
          </table:table-cell>
          <table:table-cell office:value-type="string">
            <text:p>RX 6400</text:p>
          </table:table-cell>
          <table:table-cell office:value-type="float" office:value="148.36">
            <text:p>148.36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8GB XFX Radeon RX 6650 XT SWFT210 Core GAMING retail</text:p>
          </table:table-cell>
          <table:table-cell office:value-type="string">
            <text:p>RX 6650 XT</text:p>
          </table:table-cell>
          <table:table-cell office:value-type="float" office:value="329.0">
            <text:p>329.0</text:p>
          </table:table-cell>
          <table:table-cell office:value-type="float" office:value="6.714285714285714">
            <text:p>6.714285714285714</text:p>
          </table:table-cell>
        </table:table-row>
        <table:table-row>
          <table:table-cell office:value-type="string">
            <text:p>4GB Sapphire Radeon RX 550 Pulse Aktiv PCIe 3.0 x16 (x8) (Retail)</text:p>
          </table:table-cell>
          <table:table-cell office:value-type="string">
            <text:p>RX 550</text:p>
          </table:table-cell>
          <table:table-cell office:value-type="float" office:value="127.98">
            <text:p>127.98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2GB Sapphire Radeon RX 6750 XT GAMING OC Nitro+ GDDR6 HDMI Retail</text:p>
          </table:table-cell>
          <table:table-cell office:value-type="string">
            <text:p>RX 6750 XT</text:p>
          </table:table-cell>
          <table:table-cell office:value-type="float" office:value="508.33">
            <text:p>508.33</text:p>
          </table:table-cell>
          <table:table-cell office:value-type="float" office:value="7.367101449275362">
            <text:p>7.367101449275362</text:p>
          </table:table-cell>
        </table:table-row>
        <table:table-row>
          <table:table-cell office:value-type="string">
            <text:p>16GB ASRock Radeon RX 6800 XT Phantom Gaming OC Aktiv PCIe 4.0 x16 (Retail)</text:p>
          </table:table-cell>
          <table:table-cell office:value-type="string">
            <text:p>RX 6800 XT</text:p>
          </table:table-cell>
          <table:table-cell office:value-type="float" office:value="985.91">
            <text:p>985.91</text:p>
          </table:table-cell>
          <table:table-cell office:value-type="float" office:value="10.488404255319148">
            <text:p>10.488404255319148</text:p>
          </table:table-cell>
        </table:table-row>
        <table:table-row>
          <table:table-cell office:value-type="string">
            <text:p>8GB MSI Radeon RX 6650 XT MECH 2X 8G OC DDR6 3xDP/HDMI retail</text:p>
          </table:table-cell>
          <table:table-cell office:value-type="string">
            <text:p>RX 6650 XT</text:p>
          </table:table-cell>
          <table:table-cell office:value-type="float" office:value="338.65">
            <text:p>338.65</text:p>
          </table:table-cell>
          <table:table-cell office:value-type="float" office:value="6.911224489795918">
            <text:p>6.911224489795918</text:p>
          </table:table-cell>
        </table:table-row>
        <table:table-row>
          <table:table-cell office:value-type="string">
            <text:p>12GB MSI Radeon RX 6700 XT MECH 2X DDR6 3xDP/HDMI (Retail)</text:p>
          </table:table-cell>
          <table:table-cell office:value-type="string">
            <text:p>RX 6700 XT</text:p>
          </table:table-cell>
          <table:table-cell office:value-type="float" office:value="426.86">
            <text:p>426.86</text:p>
          </table:table-cell>
          <table:table-cell office:value-type="float" office:value="6.5670769230769235">
            <text:p>6.5670769230769235</text:p>
          </table:table-cell>
        </table:table-row>
        <table:table-row>
          <table:table-cell office:value-type="string">
            <text:p>4GB MSI Radeon RX 6500 XT MECH 2X 4G OC 64 bit PCIe 4.0 active</text:p>
          </table:table-cell>
          <table:table-cell office:value-type="string">
            <text:p>RX 6500 XT</text:p>
          </table:table-cell>
          <table:table-cell office:value-type="float" office:value="181.99">
            <text:p>181.99</text:p>
          </table:table-cell>
          <table:table-cell office:value-type="float" office:value="8.272272727272728">
            <text:p>8.272272727272728</text:p>
          </table:table-cell>
        </table:table-row>
        <table:table-row>
          <table:table-cell office:value-type="string">
            <text:p>12GB MSI Radeon RX 6700 XT GAMING X DDR6 (Retail)</text:p>
          </table:table-cell>
          <table:table-cell office:value-type="string">
            <text:p>RX 6700 XT</text:p>
          </table:table-cell>
          <table:table-cell office:value-type="float" office:value="575.71">
            <text:p>575.71</text:p>
          </table:table-cell>
          <table:table-cell office:value-type="float" office:value="8.857076923076924">
            <text:p>8.857076923076924</text:p>
          </table:table-cell>
        </table:table-row>
        <table:table-row>
          <table:table-cell office:value-type="string">
            <text:p>12GB MSI Radeon RX 6750 XT GAMING X Trio DDR6 retail</text:p>
          </table:table-cell>
          <table:table-cell office:value-type="string">
            <text:p>RX 6750 XT</text:p>
          </table:table-cell>
          <table:table-cell office:value-type="float" office:value="505.98">
            <text:p>505.98</text:p>
          </table:table-cell>
          <table:table-cell office:value-type="float" office:value="7.33304347826087">
            <text:p>7.33304347826087</text:p>
          </table:table-cell>
        </table:table-row>
        <table:table-row>
          <table:table-cell office:value-type="string">
            <text:p>8GB Sapphire Radeon RX 6650 XT Gaming OC Pulse GDDR6 HDMI Retail</text:p>
          </table:table-cell>
          <table:table-cell office:value-type="string">
            <text:p>RX 6650 XT</text:p>
          </table:table-cell>
          <table:table-cell office:value-type="float" office:value="329.89">
            <text:p>329.89</text:p>
          </table:table-cell>
          <table:table-cell office:value-type="float" office:value="6.732448979591837">
            <text:p>6.732448979591837</text:p>
          </table:table-cell>
        </table:table-row>
        <table:table-row>
          <table:table-cell office:value-type="string">
            <text:p>8GB Sapphire Radeon RX 6600 Pulse Gaming GDDR6 HDMI Retail</text:p>
          </table:table-cell>
          <table:table-cell office:value-type="string">
            <text:p>RX 6600</text:p>
          </table:table-cell>
          <table:table-cell office:value-type="float" office:value="272.56">
            <text:p>272.56</text:p>
          </table:table-cell>
          <table:table-cell office:value-type="float" office:value="6.64780487804878">
            <text:p>6.64780487804878</text:p>
          </table:table-cell>
        </table:table-row>
        <table:table-row>
          <table:table-cell office:value-type="string">
            <text:p>16GB Sapphire Radeon RX 6800 XT NITRO+ OC SE H/2xDP/USB-C Retail</text:p>
          </table:table-cell>
          <table:table-cell office:value-type="string">
            <text:p>RX 6800 XT</text:p>
          </table:table-cell>
          <table:table-cell office:value-type="float" office:value="739.29">
            <text:p>739.29</text:p>
          </table:table-cell>
          <table:table-cell office:value-type="float" office:value="7.864787234042553">
            <text:p>7.864787234042553</text:p>
          </table:table-cell>
        </table:table-row>
        <table:table-row>
          <table:table-cell office:value-type="string">
            <text:p>4GB PowerColor Radeon RX 6500 XT ITX DDR6 Retail</text:p>
          </table:table-cell>
          <table:table-cell office:value-type="string">
            <text:p>RX 6500 XT</text:p>
          </table:table-cell>
          <table:table-cell office:value-type="float" office:value="186.08">
            <text:p>186.08</text:p>
          </table:table-cell>
          <table:table-cell office:value-type="float" office:value="8.458181818181819">
            <text:p>8.458181818181819</text:p>
          </table:table-cell>
        </table:table-row>
        <table:table-row>
          <table:table-cell office:value-type="string">
            <text:p>4GB Sapphire Radeon RX 6500 XT Pulse Gaming GDDR6 Retail</text:p>
          </table:table-cell>
          <table:table-cell office:value-type="string">
            <text:p>RX 6500 XT</text:p>
          </table:table-cell>
          <table:table-cell office:value-type="float" office:value="192.88">
            <text:p>192.88</text:p>
          </table:table-cell>
          <table:table-cell office:value-type="float" office:value="8.767272727272728">
            <text:p>8.767272727272728</text:p>
          </table:table-cell>
        </table:table-row>
        <table:table-row>
          <table:table-cell office:value-type="string">
            <text:p>8GB PowerColor Radeon RX 6650 XT Red Devil 8G OC retail</text:p>
          </table:table-cell>
          <table:table-cell office:value-type="string">
            <text:p>RX 6650 XT</text:p>
          </table:table-cell>
          <table:table-cell office:value-type="float" office:value="408.09">
            <text:p>408.09</text:p>
          </table:table-cell>
          <table:table-cell office:value-type="float" office:value="8.328367346938775">
            <text:p>8.328367346938775</text:p>
          </table:table-cell>
        </table:table-row>
        <table:table-row>
          <table:table-cell office:value-type="string">
            <text:p>4GB PowerColor Radeon RX 6500 XT Fighter DDR6 Retail</text:p>
          </table:table-cell>
          <table:table-cell office:value-type="string">
            <text:p>RX 6500 XT</text:p>
          </table:table-cell>
          <table:table-cell office:value-type="float" office:value="175.31">
            <text:p>175.31</text:p>
          </table:table-cell>
          <table:table-cell office:value-type="float" office:value="7.968636363636364">
            <text:p>7.968636363636364</text:p>
          </table:table-cell>
        </table:table-row>
      </table:table>
      <table:table table:name="Frame Data">
        <table:table-row>
          <table:table-cell office:value-type="string">
            <text:p>RX 6500 XT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RX 5700 XT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>RX 6600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RX 6600 XT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RX 6650 XT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RX 6700 XT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>RX 6750 XT</text:p>
          </table:table-cell>
          <table:table-cell office:value-type="float" office:value="69">
            <text:p>69</text:p>
          </table:table-cell>
        </table:table-row>
        <table:table-row>
          <table:table-cell office:value-type="string">
            <text:p>RX 6800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RX 6800 XT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>RX 6900 X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>
            <text:p>RX 6950 XT</text:p>
          </table:table-cell>
          <table:table-cell office:value-type="float" office:value="105">
            <text:p>105</text:p>
          </table:table-cell>
        </table:table-row>
        <table:table-row>
          <table:table-cell office:value-type="string">
            <text:p>RX 7900 XT</text:p>
          </table:table-cell>
          <table:table-cell office:value-type="float" office:value="118">
            <text:p>118</text:p>
          </table:table-cell>
        </table:table-row>
        <table:table-row>
          <table:table-cell office:value-type="string">
            <text:p>RX 7900 XTX</text:p>
          </table:table-cell>
          <table:table-cell office:value-type="float" office:value="142">
            <text:p>1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